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2.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3.1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4.5cm"/>
    </style:style>
    <style:style style:name="gr9" style:family="graphic" style:parent-style-name="standard">
      <style:graphic-properties draw:stroke="none" svg:stroke-color="#000000" draw:fill="none" draw:fill-color="#ffffff" fo:min-height="0.35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4.2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3.6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4cm"/>
    </style:style>
    <style:style style:name="gr13" style:family="graphic" style:parent-style-name="standard">
      <style:graphic-properties draw:stroke="none" svg:stroke-color="#000000" draw:fill="none" draw:fill-color="#ffffff" fo:min-height="0.475cm"/>
    </style:style>
    <style:style style:name="gr14" style:family="graphic" style:parent-style-name="standard">
      <style:graphic-properties draw:stroke="none" svg:stroke-color="#000000" draw:fill="none" draw:fill-color="#ffffff" fo:min-height="0.37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6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6cm" svg:x="3.855cm" svg:y="9.5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6cm" svg:x="3.855cm" svg:y="8.67cm">
          <text:p text:style-name="P1">Arzt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cm" svg:height="0.6cm" svg:x="4.555cm" svg:y="11.37cm">
          <text:p text:style-name="P1">Fall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2cm" svg:height="0.6cm" svg:x="8.655cm" svg:y="8.77cm">
          <text:p text:style-name="P1">Termi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855cm" svg:y1="8.97cm" svg:x2="3.855cm" svg:y2="7.17cm" draw:start-shape="id1" draw:start-glue-point="3" draw:end-shape="id2" draw:end-glue-point="3" svg:d="M3855 8970h-501v-1800h501" svg:viewBox="0 0 502 1801">
          <text:p/>
        </draw:connector>
        <draw:connector draw:style-name="gr2" draw:text-style-name="P2" draw:layer="layout" draw:line-skew="-0.399cm" svg:x1="3.855cm" svg:y1="9.87cm" svg:x2="3.855cm" svg:y2="7.17cm" draw:start-shape="id3" draw:start-glue-point="3" draw:end-shape="id2" draw:end-glue-point="3" svg:d="M3855 9870h-900v-2700h900" svg:viewBox="0 0 901 2701">
          <text:p/>
        </draw:connector>
        <draw:connector draw:style-name="gr3" draw:text-style-name="P1" draw:layer="layout" svg:x1="5.455cm" svg:y1="8.67cm" svg:x2="10.255cm" svg:y2="8.77cm" draw:start-shape="id1" draw:start-glue-point="0" draw:end-shape="id4" draw:end-glue-point="0" svg:d="M5455 8670v-501h4800v601" svg:viewBox="0 0 4801 602">
          <text:p/>
        </draw:connector>
        <draw:connector draw:style-name="gr3" draw:text-style-name="P1" draw:layer="layout" svg:x1="7.055cm" svg:y1="9.87cm" svg:x2="10.255cm" svg:y2="9.37cm" draw:start-shape="id3" draw:start-glue-point="1" draw:end-shape="id4" draw:end-glue-point="2" svg:d="M7055 9870h800v1h2400v-501" svg:viewBox="0 0 3201 502">
          <text:p/>
        </draw:connector>
        <draw:custom-shape draw:style-name="gr4" draw:text-style-name="P1" draw:layer="layout" svg:width="3.6cm" svg:height="0.6cm" svg:x="3.955cm" svg:y="13.37cm">
          <text:p text:style-name="P1">Konsult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55cm" svg:y1="10.17cm" svg:x2="6.155cm" svg:y2="11.37cm" draw:start-shape="id3" draw:start-glue-point="2" draw:end-shape="id5" draw:end-glue-point="0" svg:d="M5455 10170v600h700v600" svg:viewBox="0 0 701 1201">
          <text:p/>
        </draw:connector>
        <draw:line draw:style-name="gr5" draw:text-style-name="P2" draw:layer="layout" svg:x1="4.255cm" svg:y1="10.17cm" svg:x2="4.255cm" svg:y2="13.37cm">
          <text:p/>
        </draw:line>
        <draw:line draw:style-name="gr5" draw:text-style-name="P2" draw:layer="layout" svg:x1="7.255cm" svg:y1="11.97cm" svg:x2="7.255cm" svg:y2="13.37cm">
          <text:p/>
        </draw:line>
        <draw:frame draw:style-name="gr6" draw:text-style-name="P4" draw:layer="layout" svg:width="0.7cm" svg:height="0.725cm" svg:x="4.955cm" svg:y="8.045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25cm" svg:x="10.155cm" svg:y="8.07cm">
          <draw:text-box>
            <text:p text:style-name="P3"><text:span text:style-name="T1">n</text:span></text:p>
          </draw:text-box>
        </draw:frame>
        <draw:frame draw:style-name="gr6" draw:text-style-name="P4" draw:layer="layout" svg:width="0.7cm" svg:height="0.725cm" svg:x="10.155cm" svg:y="9.27cm">
          <draw:text-box>
            <text:p text:style-name="P3"><text:span text:style-name="T1">n</text:span></text:p>
          </draw:text-box>
        </draw:frame>
        <draw:frame draw:style-name="gr6" draw:text-style-name="P4" draw:layer="layout" svg:width="0.7cm" svg:height="0.725cm" svg:x="6.955cm" svg:y="9.17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25cm" svg:x="5.255cm" svg:y="10.045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25cm" svg:x="6.155cm" svg:y="10.745cm">
          <draw:text-box>
            <text:p text:style-name="P3"><text:span text:style-name="T1">n</text:span></text:p>
          </draw:text-box>
        </draw:frame>
        <draw:frame draw:style-name="gr7" draw:text-style-name="P4" draw:layer="layout" svg:width="0.7cm" svg:height="0.725cm" svg:x="7.155cm" svg:y="12.645cm">
          <draw:text-box>
            <text:p text:style-name="P3"><text:span text:style-name="T1">n</text:span></text:p>
          </draw:text-box>
        </draw:frame>
        <draw:frame draw:style-name="gr6" draw:text-style-name="P4" draw:layer="layout" svg:width="0.7cm" svg:height="0.725cm" svg:x="7.155cm" svg:y="11.87cm">
          <draw:text-box>
            <text:p text:style-name="P3"><text:span text:style-name="T1">1</text:span></text:p>
          </draw:text-box>
        </draw:frame>
        <draw:frame draw:style-name="gr6" draw:text-style-name="P4" draw:layer="layout" svg:width="0.7cm" svg:height="0.725cm" svg:x="4.055cm" svg:y="12.745cm">
          <draw:text-box>
            <text:p text:style-name="P3"><text:span text:style-name="T1">n</text:span></text:p>
          </draw:text-box>
        </draw:frame>
        <draw:frame draw:style-name="gr6" draw:text-style-name="P4" draw:layer="layout" svg:width="0.7cm" svg:height="0.725cm" svg:x="4.055cm" svg:y="10.07cm">
          <draw:text-box>
            <text:p text:style-name="P3"><text:span text:style-name="T1">1</text:span></text:p>
          </draw:text-box>
        </draw:frame>
        <draw:custom-shape draw:style-name="gr8" draw:text-style-name="P5" xml:id="id6" draw:id="id6" draw:layer="layout" svg:width="5cm" svg:height="0.6cm" svg:x="7.455cm" svg:y="6.87cm">
          <text:p text:style-name="P5"><text:span text:style-name="T2">Medizinische Praxisassistent/in (mPA)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955cm" svg:y1="6.87cm" svg:x2="5.455cm" svg:y2="6.87cm" draw:start-shape="id6" draw:start-glue-point="0" draw:end-shape="id2" draw:end-glue-point="0" svg:d="M9955 6870v-501h-4500v501" svg:viewBox="0 0 4501 502">
          <text:p/>
        </draw:connector>
        <draw:frame draw:style-name="gr9" draw:text-style-name="P4" draw:layer="layout" svg:width="1.3cm" svg:height="0.725cm" svg:x="6.955cm" svg:y="5.77cm">
          <draw:text-box>
            <text:p text:style-name="P3"><text:span text:style-name="T1">Is A</text:span></text:p>
          </draw:text-box>
        </draw:frame>
        <draw:frame draw:style-name="gr9" draw:text-style-name="P4" draw:layer="layout" svg:width="1.3cm" svg:height="0.725cm" svg:x="1.855cm" svg:y="8.245cm">
          <draw:text-box>
            <text:p text:style-name="P3"><text:span text:style-name="T1">Is A</text:span></text:p>
          </draw:text-box>
        </draw:frame>
        <draw:frame draw:style-name="gr9" draw:text-style-name="P4" draw:layer="layout" svg:width="1.3cm" svg:height="0.725cm" svg:x="3.255cm" svg:y="7.745cm">
          <draw:text-box>
            <text:p text:style-name="P3"><text:span text:style-name="T1">Is A</text:span></text:p>
          </draw:text-box>
        </draw:frame>
        <draw:line draw:style-name="gr5" draw:text-style-name="P2" draw:layer="layout" svg:x1="7.055cm" svg:y1="10.17cm" svg:x2="11.455cm" svg:y2="11.57cm">
          <text:p/>
        </draw:line>
        <draw:custom-shape draw:style-name="gr1" draw:text-style-name="P1" xml:id="id10" draw:id="id10" draw:layer="layout" svg:width="3.2cm" svg:height="0.6cm" svg:x="10.055cm" svg:y="11.57cm">
          <text:p text:style-name="P1">EP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cm" svg:height="0.6cm" svg:x="14.455cm" svg:y="9.27cm">
          <text:p text:style-name="P1">Bericht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4.7cm" svg:height="0.6cm" svg:x="12.655cm" svg:y="14.27cm">
          <text:p text:style-name="P1">Zugriffsrech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" draw:id="id11" draw:layer="layout" svg:width="4.1cm" svg:height="0.6cm" svg:x="15.355cm" svg:y="7.17cm">
          <text:p text:style-name="P1">Diagno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6.055cm" svg:y1="9.87cm" svg:x2="17.205cm" svg:y2="11.07cm" draw:start-shape="id7" draw:start-glue-point="2" draw:end-shape="id8" draw:end-glue-point="0" svg:d="M16055 9870v600h1150v600" svg:viewBox="0 0 1151 1201">
          <text:p/>
        </draw:connector>
        <draw:connector draw:style-name="gr3" draw:text-style-name="P1" draw:layer="layout" svg:x1="12.655cm" svg:y1="14.57cm" svg:x2="13.255cm" svg:y2="11.87cm" draw:start-shape="id9" draw:start-glue-point="3" draw:end-shape="id10" draw:end-glue-point="1" svg:d="M12655 14570h-501v-1350h1602v-1350h-501" svg:viewBox="0 0 1603 2701">
          <text:p/>
        </draw:connector>
        <draw:connector draw:style-name="gr3" draw:text-style-name="P1" draw:layer="layout" svg:x1="17.405cm" svg:y1="7.77cm" svg:x2="16.055cm" svg:y2="9.27cm" draw:start-shape="id11" draw:start-glue-point="2" draw:end-shape="id7" draw:end-glue-point="0" svg:d="M17405 7770v776h-1350v724" svg:viewBox="0 0 1351 1501">
          <text:p/>
        </draw:connector>
        <draw:custom-shape draw:style-name="gr10" draw:text-style-name="P1" xml:id="id13" draw:id="id13" draw:layer="layout" svg:width="4.7cm" svg:height="0.6cm" svg:x="21.555cm" svg:y="10.77cm">
          <text:p text:style-name="P1">Medikationsplan</text:p>
          <draw:enhanced-geometry svg:viewBox="0 0 21600 21600" draw:type="rectangle" draw:enhanced-path="M 0 0 L 21600 0 21600 21600 0 21600 0 0 Z N"/>
        </draw:custom-shape>
        <draw:custom-shape draw:style-name="gr10" draw:text-style-name="P1" xml:id="id14" draw:id="id14" draw:layer="layout" svg:width="4.7cm" svg:height="0.6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699cm" svg:x1="26.255cm" svg:y1="8.37cm" svg:x2="26.255cm" svg:y2="11.07cm" draw:start-shape="id12" draw:start-glue-point="1" draw:end-shape="id13" draw:end-glue-point="1" svg:d="M26255 8370h1200v2700h-1200" svg:viewBox="0 0 1201 2701">
          <text:p/>
        </draw:connector>
        <draw:custom-shape draw:style-name="gr10" draw:text-style-name="P1" xml:id="id12" draw:id="id12" draw:layer="layout" svg:width="4.7cm" svg:height="0.6cm" svg:x="21.555cm" svg:y="8.07cm">
          <text:p text:style-name="P1">Medikam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555cm" svg:y1="8.37cm" svg:x2="21.555cm" svg:y2="6.87cm" draw:start-shape="id12" draw:start-glue-point="3" draw:end-shape="id14" draw:end-glue-point="3" svg:d="M21555 8370h-501v-1500h501" svg:viewBox="0 0 502 1501">
          <text:p/>
        </draw:connector>
        <draw:custom-shape draw:style-name="gr11" draw:text-style-name="P1" xml:id="id15" draw:id="id15" draw:layer="layout" svg:width="4.1cm" svg:height="0.6cm" svg:x="8.755cm" svg:y="15.77cm">
          <text:p text:style-name="P1">CAGE-Scor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805cm" svg:y1="15.77cm" svg:x2="11.655cm" svg:y2="12.17cm" draw:start-shape="id15" draw:start-glue-point="0" draw:end-shape="id10" draw:end-glue-point="2" svg:d="M10805 15770v-1800h850v-1800" svg:viewBox="0 0 851 3601">
          <text:p/>
        </draw:connector>
        <draw:custom-shape draw:style-name="gr10" draw:text-style-name="P1" xml:id="id16" draw:id="id16" draw:layer="layout" svg:width="4.7cm" svg:height="0.6cm" svg:x="21.555cm" svg:y="9.47cm">
          <text:p text:style-name="P1">Rezep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6.255cm" svg:y1="8.37cm" svg:x2="26.255cm" svg:y2="9.77cm" draw:start-shape="id12" draw:start-glue-point="1" draw:end-shape="id16" draw:end-glue-point="1" svg:d="M26255 8370h501v1400h-501" svg:viewBox="0 0 502 1401">
          <text:p/>
        </draw:connector>
        <draw:custom-shape draw:style-name="gr12" draw:text-style-name="P1" xml:id="id8" draw:id="id8" draw:layer="layout" svg:width="4.5cm" svg:height="0.6cm" svg:x="14.955cm" svg:y="11.07cm">
          <text:p text:style-name="P1">Behandlungfal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905cm" svg:y1="11.37cm" svg:x2="17.205cm" svg:y2="11.67cm" draw:start-shape="id13" draw:start-glue-point="2" draw:end-shape="id8" draw:end-glue-point="2" svg:d="M23905 11370v853h-6700v-553" svg:viewBox="0 0 6701 854">
          <text:p/>
        </draw:connector>
        <draw:connector draw:style-name="gr3" draw:text-style-name="P1" draw:layer="layout" svg:x1="14.955cm" svg:y1="11.37cm" svg:x2="13.255cm" svg:y2="11.87cm" draw:start-shape="id8" draw:start-glue-point="3" draw:end-shape="id10" draw:end-glue-point="1" svg:d="M14955 11370h-850v500h-850" svg:viewBox="0 0 1701 501">
          <text:p/>
        </draw:connector>
        <draw:connector draw:style-name="gr3" draw:text-style-name="P1" draw:layer="layout" draw:line-skew="-0.4cm" svg:x1="21.555cm" svg:y1="9.77cm" svg:x2="19.455cm" svg:y2="11.37cm" draw:start-shape="id16" draw:start-glue-point="3" draw:end-shape="id8" draw:end-glue-point="1" svg:d="M21555 9770h-1450v1600h-650" svg:viewBox="0 0 2101 1601">
          <text:p/>
        </draw:connector>
        <draw:frame draw:style-name="gr13" draw:text-style-name="P4" draw:layer="layout" svg:width="0.7cm" svg:height="0.725cm" svg:x="13.155cm" svg:y="11.245cm">
          <draw:text-box>
            <text:p text:style-name="P3"><text:span text:style-name="T1">1</text:span></text:p>
          </draw:text-box>
        </draw:frame>
        <draw:frame draw:style-name="gr13" draw:text-style-name="P4" draw:layer="layout" svg:width="0.7cm" svg:height="0.725cm" svg:x="10.955cm" svg:y="12.17cm">
          <draw:text-box>
            <text:p text:style-name="P3"><text:span text:style-name="T1">1</text:span></text:p>
          </draw:text-box>
        </draw:frame>
        <draw:frame draw:style-name="gr7" draw:text-style-name="P4" draw:layer="layout" svg:width="0.7cm" svg:height="0.725cm" svg:x="10.755cm" svg:y="15.07cm">
          <draw:text-box>
            <text:p text:style-name="P3"><text:span text:style-name="T1">n</text:span></text:p>
          </draw:text-box>
        </draw:frame>
        <draw:frame draw:style-name="gr7" draw:text-style-name="P4" draw:layer="layout" svg:width="0.7cm" svg:height="0.725cm" svg:x="12.055cm" svg:y="13.87cm">
          <draw:text-box>
            <text:p text:style-name="P3"><text:span text:style-name="T1">n</text:span></text:p>
          </draw:text-box>
        </draw:frame>
        <draw:frame draw:style-name="gr7" draw:text-style-name="P4" draw:layer="layout" svg:width="0.7cm" svg:height="0.725cm" svg:x="14.255cm" svg:y="10.745cm">
          <draw:text-box>
            <text:p text:style-name="P3"><text:span text:style-name="T1">n</text:span></text:p>
          </draw:text-box>
        </draw:frame>
        <draw:frame draw:style-name="gr13" draw:text-style-name="P4" draw:layer="layout" svg:width="0.7cm" svg:height="0.725cm" svg:x="15.855cm" svg:y="9.745cm">
          <draw:text-box>
            <text:p text:style-name="P3"><text:span text:style-name="T1">1</text:span></text:p>
          </draw:text-box>
        </draw:frame>
        <draw:frame draw:style-name="gr13" draw:text-style-name="P4" draw:layer="layout" svg:width="0.7cm" svg:height="0.725cm" svg:x="17.055cm" svg:y="10.545cm">
          <draw:text-box>
            <text:p text:style-name="P3"><text:span text:style-name="T1">1</text:span></text:p>
          </draw:text-box>
        </draw:frame>
        <draw:frame draw:style-name="gr14" draw:text-style-name="P4" draw:layer="layout" svg:width="0.7cm" svg:height="0.725cm" svg:x="17.255cm" svg:y="7.67cm">
          <draw:text-box>
            <text:p text:style-name="P3"><text:span text:style-name="T1">1</text:span></text:p>
          </draw:text-box>
        </draw:frame>
        <draw:frame draw:style-name="gr14" draw:text-style-name="P4" draw:layer="layout" svg:width="0.7cm" svg:height="0.725cm" svg:x="15.955cm" svg:y="8.645cm">
          <draw:text-box>
            <text:p text:style-name="P3"><text:span text:style-name="T1">n</text:span></text:p>
          </draw:text-box>
        </draw:frame>
        <draw:frame draw:style-name="gr7" draw:text-style-name="P4" draw:layer="layout" svg:width="0.7cm" svg:height="0.725cm" svg:x="20.955cm" svg:y="9.17cm">
          <draw:text-box>
            <text:p text:style-name="P3"><text:span text:style-name="T1">n</text:span></text:p>
          </draw:text-box>
        </draw:frame>
        <draw:frame draw:style-name="gr13" draw:text-style-name="P4" draw:layer="layout" svg:width="0.7cm" svg:height="0.725cm" svg:x="19.455cm" svg:y="10.67cm">
          <draw:text-box>
            <text:p text:style-name="P3"><text:span text:style-name="T1">1</text:span></text:p>
          </draw:text-box>
        </draw:frame>
        <draw:frame draw:style-name="gr13" draw:text-style-name="P4" draw:layer="layout" svg:width="0.7cm" svg:height="0.725cm" svg:x="17.155cm" svg:y="11.645cm">
          <draw:text-box>
            <text:p text:style-name="P3"><text:span text:style-name="T1">1</text:span></text:p>
          </draw:text-box>
        </draw:frame>
        <draw:frame draw:style-name="gr13" draw:text-style-name="P4" draw:layer="layout" svg:width="0.7cm" svg:height="0.725cm" svg:x="23.755cm" svg:y="11.245cm">
          <draw:text-box>
            <text:p text:style-name="P3"><text:span text:style-name="T1">1</text:span></text:p>
          </draw:text-box>
        </draw:frame>
        <draw:frame draw:style-name="gr13" draw:text-style-name="P4" draw:layer="layout" svg:width="0.7cm" svg:height="0.725cm" svg:x="26.155cm" svg:y="10.97cm">
          <draw:text-box>
            <text:p text:style-name="P3"><text:span text:style-name="T1">n</text:span></text:p>
          </draw:text-box>
        </draw:frame>
        <draw:frame draw:style-name="gr7" draw:text-style-name="P4" draw:layer="layout" svg:width="0.7cm" svg:height="0.725cm" svg:x="26.155cm" svg:y="7.67cm">
          <draw:text-box>
            <text:p text:style-name="P3"><text:span text:style-name="T1">n</text:span></text:p>
          </draw:text-box>
        </draw:frame>
        <draw:frame draw:style-name="gr13" draw:text-style-name="P4" draw:layer="layout" svg:width="0.7cm" svg:height="0.725cm" svg:x="26.155cm" svg:y="9.745cm">
          <draw:text-box>
            <text:p text:style-name="P3"><text:span text:style-name="T1">n</text:span></text:p>
          </draw:text-box>
        </draw:frame>
        <draw:frame draw:style-name="gr14" draw:text-style-name="P4" draw:layer="layout" svg:width="0.7cm" svg:height="0.725cm" svg:x="20.955cm" svg:y="6.245cm">
          <draw:text-box>
            <text:p text:style-name="P3"><text:span text:style-name="T1">n</text:span></text:p>
          </draw:text-box>
        </draw:frame>
        <draw:frame draw:style-name="gr14" draw:text-style-name="P4" draw:layer="layout" svg:width="0.7cm" svg:height="0.725cm" svg:x="20.955cm" svg:y="7.67cm">
          <draw:text-box>
            <text:p text:style-name="P3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07T19:20:50.257000000</dc:date>
    <meta:editing-duration>PT17M45S</meta:editing-duration>
    <meta:editing-cycles>4</meta:editing-cycles>
    <meta:generator>LibreOffice/6.3.2.2$Windows_X86_64 LibreOffice_project/98b30e735bda24bc04ab42594c85f7fd8be07b9c</meta:generator>
    <meta:document-statistic meta:object-count="67"/>
  </office:meta>
</office:document-meta>
</file>